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4_4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4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1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Shabbat Ha-Gadol/</text:p>
      <text:p text:style-name="P7">[Hebrew]/</text:p>
      <text:p text:style-name="P7"/>
      <text:p text:style-name="P6">[Page 1]</text:p>
      <text:p text:style-name="P6">[Hebrew]/ "I the Lord change not, therefore ye child-/-ren of Jacob are not consumed." <text:s/>Is this/ not, <text:span text:style-name="T2">my brethren,</text:span><text:span text:style-name="T3"> a high privilege which we/ enjoy my brethren--we the indestructible witnesses of God's word--/ yearly to hail the season, which verifies beyond/ </text:span><text:span text:style-name="T2">denial</text:span><text:span text:style-name="T3"> contradiction, the unalterable promise of the Eternal?/ <text:s/>Each time that it draws near, we may well pon-/</text:span><text:span text:style-name="T2">-flect</text:span><text:span text:style-name="T3"> der on the jubilant utterances of the arch-prophet,/ who foresaw our destiny. <text:s/>There never was a people/ </text:span><text:span text:style-name="T2">of antiquity so portentously</text:span><text:span text:style-name="T3"> drawn out of a grind-/-ing tyranny </text:span><text:span text:style-name="T2">like</text:span><text:span text:style-name="T3"> so prodigiously, as the descendants of Israel. <text:s/>Never/ was there a nation whom a heavenly light illumined/ so inextinguishably, that it did not become lost/ in the labyrinths of dark ages of </text:span><text:span text:style-name="T2">summer</text:span><text:span text:style-name="T3"> ignorance and brutality./ <text:s/>The history of mankind fails to present a parallel/ to that which strikingly illustrates the </text:span><text:span text:style-name="T2">ceaseless</text:span><text:span text:style-name="T3">/ watching of the celestial Eye that neither slumbers nor/ sleeps. <text:s/>And the reason is obvious, for as the/ tribe of Levy was charged with the guardianship/ of the outward symbols of </text:span><text:span text:style-name="T2">outward</text:span><text:span text:style-name="T3"> religion--the ark and the/ altar--Israel at large was set apart as custodians/</text:span></text:p>
      <text:p text:style-name="P6"><text:span text:style-name="T3"/></text:p>
      <text:p text:style-name="P6"><text:span text:style-name="T3">[Page 2]</text:span></text:p>
      <text:p text:style-name="P6"><text:span text:style-name="T3">of the inner spirit of religion--the existence/ and Oneness of God. <text:s/>Hence the declaration of/ which we are reminded in the Haftorah of this/ [Hebrew] great Sabbath. <text:s/>"I the Lord change/ not, therefore ye </text:span><text:soft-page-break/><text:span text:style-name="T3">children of Jacob are not/ consumed." <text:s/>Still, a perplexing/ question often startles the thinker </text:span><text:span text:style-name="T2">in</text:span><text:span text:style-name="T3"> when consider-/ing the preference of Divinity given to Israel./ <text:s/>Why did the Universal Creator single out a/ few liberated slaves--so to say--as the depository/ of civilizing ideas? <text:s/>Was not the whole hu-/-man race entitled to share with Israel the/ advantages of </text:span><text:span text:style-name="T2">being</text:span><text:span text:style-name="T3"> receiving at once a supernatural</text:span><text:span text:style-name="T2">ly</text:span><text:span text:style-name="T3"> enlightenment?/ <text:s/>The solution of that query, </text:span><text:span text:style-name="T2">demand that we</text:span><text:span text:style-name="T3"> necessitates our/ reflecting on man's nature. <text:s/>None can deny/ that parental propensities, whether good or/ evil, will, in all probability, be reproduced/ in the</text:span><text:span text:style-name="T2">ir</text:span><text:span text:style-name="T3"> offspring. <text:s/>That education, </text:span><text:span text:style-name="T2">early</text:span><text:span text:style-name="T3"> asso-/-ciations and surroundings, may, to a very great/ extent, encourage or check inborn inclinations,/ all will unhesitatingly admit. <text:s/>But that those/ inherited tendencies, will in some measure at least, reveal their/</text:span></text:p>
      <text:p text:style-name="P6"><text:span text:style-name="T3"/></text:p>
      <text:p text:style-name="P6"><text:span text:style-name="T3">[Page 3]</text:span></text:p>
      <text:p text:style-name="P8">their<text:span text:style-name="T3"> existence, daily experience demonstrates./ <text:s/>Let us then cast a retrospective glance on the/ moral condition of man in the early stages of/ history. <text:s/>It has been claimed by some Hebrew/ authors, that </text:span>prophecy<text:span text:style-name="T3"> afflatus, or a spiritual </text:span>communion<text:span text:style-name="T3"> intercourse/ with the Deity, was originally intended by the/ heavenly Maker, as the prerogative of </text:span>his<text:span text:style-name="T3"> the intellect-/-ual creatures He placed upon earth. <text:s/>But man, carried away by the/ impulse of lower passions, fell from the lofty/ station, he was designed to occupy. <text:s/></text:span>A<text:span text:style-name="T3"> Single/ individuals might rise superior</text:span>ly<text:span text:style-name="T3">, and by a/ life of unswerving righteousness reach up to/ the understanding of the Almighty and draw/ inspiration, but that the bulk of mankind, ha-/-ving </text:span>inherited<text:span text:style-name="T3"> acquired a predisposition to worldliness, should/ stand in close </text:span>connection<text:span text:style-name="T3"> communion with the all-perfect/ Lord, was not possible. <text:s/>It might be/ argued, that as every human being is a free/ agent, he possesses the ability of perfecting/ his soul, and befitting it for Divine communi-/</text:span>nion<text:span text:style-name="T3"> -cation. <text:s/>But though God has granted man liberty/</text:span></text:p>
      <text:p text:style-name="P8"><text:span text:style-name="T3"/></text:p>
      <text:p text:style-name="P8"><text:span text:style-name="T3">[Page 4]</text:span></text:p>
      <text:p text:style-name="P8"><text:span text:style-name="T3">of action--and this is a leading principle in/ Judaism--He has not vouchsafed to endow</text:span>ed<text:span text:style-name="T3"> every reasoning/ creature with the same powers, hence we per-/-ceive that what one can accomplish easily, another/ finds very difficult. <text:s/>A just God will surely recom-/-pense all according to their striving after right-/-eousness, but rare are they whose spirituality/ towers heavenward. <text:s/>Now, taking/ Holy Writ as our guide, we will discover that/ the animal passions which </text:span>the<text:span text:style-name="T3"> provoked the all sweeping flood, </text:span>had swept subdued<text:span text:style-name="T3">/ </text:span>away<text:span text:style-name="T3">, were again engendered in subsequent ages,/ and they grew fast and ran riot. <text:s/>Says/ a tradition: in the days of Nimrod--the mighty hunter--soul-debasing/ idolatry was enthroned, and the pervading spirit/ of the Universe went unrecognized [Hebrew] Amid it/ the </text:span>prevailing<text:span text:style-name="T3"> seething corruption, one man succeeded/ to remain incorrupt[sic!]. <text:s/>Not alone did he avoid/ a morally infectious atmosphere, but he lifted/ himself far above it; created around him/ a region of healthful influences, and by a/ saintly example, lessened the effects of a de-/-</text:span>bauching<text:span text:style-name="T3"> grading polytheism. <text:s/>Early training,/</text:span></text:p>
      <text:p text:style-name="P8"><text:span text:style-name="T3"/></text:p>
      <text:p text:style-name="P8"><text:span text:style-name="T3">[Page 5]</text:span></text:p>
      <text:p text:style-name="P8"><text:span text:style-name="T3">which in </text:span>others<text:span text:style-name="T3"> general acts powerfully, left no visible trace/ upon his searching mind. <text:s/>He was reared where/ </text:span>paganism<text:span text:style-name="T3"> heathenism and its vices held sway, but by an/ extraordinary effort of the intellect, he forced/ truth </text:span>out of error<text:span text:style-name="T3"> to appear before his vision, and, all aglow with his/ grand discovery, set up the banner of </text:span>his<text:span text:style-name="T3"> a recovered belief,/ loftily. <text:s/>Not inappropriately has/ Abraham been called "the father of the faithful."/ <text:s/>Better still is the title by which Isaiah designated/ the son of Terah [Hebrew] "the friend of God,"/ for he laid out for posterity the course of actions in which/ the Almighty delights. <text:s/>The Rabbinical/ aphorism that at three years of age, the found-/-er of our people knew his Creator, must be one/ of those allegories in which the Talmudists in-/-dulge. <text:s/>They may have wished to convey/ the beautiful idea that Abraham's trust in/ God was child-like, or that the infolding/ of his </text:span>extraordinary<text:span text:style-name="T3"> potent mind began at a very/ early period of life. <text:s/>Be that as it may,/ surely, it was by a series of noble deeds/</text:span></text:p>
      <text:p text:style-name="P8"><text:span text:style-name="T3"/></text:p>
      <text:p text:style-name="P8"><text:soft-page-break/><text:span text:style-name="T3">[Page 6]</text:span></text:p>
      <text:p text:style-name="P8"><text:span text:style-name="T3">that our venerated patriarch forged the </text:span>silvery<text:span text:style-name="T3">/ links of the </text:span>spiritual<text:span text:style-name="T3"> silvery chain that bound his/ soul to its heavenly author. <text:s/>But to/ make it </text:span>man<text:span text:style-name="T3"> universally manifest that the/ missionary of a world-redeeming verity was/ deserving of the selection, Providence subjected/ Abraham to crucial trial [Hebrew]. <text:s/>When his/ conduct demonstrably proved that he had served/ his Maker with unselfish love, and his fellow/ mortals with disinterested kindness, he heard the/ same in speaking voice, which had often com-/-forted his heart, promise that from him a race /would spring up in whom all humanity would/ eventually be blessed. <text:s/>An ever living protest/ it should be, as it were, against all manner/ of falsehood; the </text:span>silent<text:span text:style-name="T3"> noiseless but effectual propagator/ of civilizing truths. <text:s/>Mankind could not/ be reclaimed in a moment. <text:s/>Not by a single/ leap with the ladder of progress be mounted up./ <text:s/>Ages </text:span>must<text:span text:style-name="T3"> can alone work out a regeneration. <text:s/>Phenomena/ and wonders may perplex and terrify, but they/ cannot eradicate deep-rooted errors./</text:span></text:p>
      <text:p text:style-name="P8"><text:span text:style-name="T3"/></text:p>
      <text:p text:style-name="P8"><text:span text:style-name="T3">[Page 7]</text:span></text:p>
      <text:p text:style-name="P8"><text:span text:style-name="T3">A </text:span>heated imagination<text:span text:style-name="T3"> misguided fancy had peopled heaven and/ earth with imaginary gods. <text:s/>Only the example of a race/ who, amidst all changes, cling unflinchingly to/ one leading principle, could carry force with it./ <text:s/>Such was the designed mission of Abraham's/ descendants. <text:s/>Religiously set apart from/ the rest of mankind, they could treasure up the/ knowledge, which the righteous patriarch had/ attained. <text:s/>That knowledge, handed down from/ father to son, prepared Israel for the heavenly/ trust committed to their safe-keeping at Sinai./ <text:s/>Even amidst an abject bondage, the conscious-/-ness of being the objects of God's care to a/ high final purpose, must have proved to the </text:span>enslaved<text:span text:style-name="T3"> enthralled/ a source of inextinguishable hope. <text:s/>It is/ recorded that when Moses first addressed the/ </text:span>fettered people<text:span text:style-name="T3"> enslaved </text:span>in fetters<text:span text:style-name="T3"> they believed, and understood that/ the Lord had remembered them" [Hebrew]/</text:span></text:p>
      <text:p text:style-name="P8"><text:span text:style-name="T3">We may then exclaim with the Scriptures [Hebrew]/ "Far be iniquity from God, and injustice from/ the Almighty." <text:s/>He did not exalt Israel/ to rule. <text:s/>The preference shown to the first-born/</text:span></text:p>
      <text:p text:style-name="P8"><text:span text:style-name="T3"/></text:p>
      <text:p text:style-name="P8"><text:span text:style-name="T3">[Page 8]</text:span></text:p>
      <text:p text:style-name="P8"><text:span text:style-name="T3">was not to the detriment of the rest of God's/ children, but to the advantage of the latter./ <text:s/>Because He loved His creatures, He would/ instruct them by means of such whose inherited/ aptness fitted the mind for the sublime vocation./ <text:s/>The wonderful redemption from Egypt,/ whose </text:span>memorial<text:span text:style-name="T3"> anniversary we are about to celebrate,/ concerns therefore the whole human family./ <text:s/>Let the enemies of positive religion scoff/ and deny; real civilization lies at the basis/ of that code of laws, which the enfranchised/ bondmen of Mizraim received in the desert of/ Arabia, thirty five centuries ago. <text:s/>And/ here let me remark, in passing, that those/ who, disputing the authenticity of such a/ revelation, point to lives purely moral among/ their own ranks, are like persons who would/ give the four-wheeled carriage credit for having/ conveyed them to their destination, forgetting/ the men who prepared the way and made/ the journey possible./</text:span></text:p>
      <text:p text:style-name="P8"><text:span text:style-name="T3"/></text:p>
      <text:p text:style-name="P8"><text:span text:style-name="T3">[Page 9]</text:span></text:p>
      <text:p text:style-name="P8"><text:span text:style-name="T3">Without the standard of morality </text:span>unfolded<text:span text:style-name="T3"> raised as a beacon/ on the summit of Horeb, the path of social/ rectitude would remain yet untrodden. <text:s/>A/ flood of light from above irradiated it for/ ever, and ours is the glory of having prevented/ its extinguishment. <text:s/>I emphasize this/ sentiment; it is our glory, for we braved/ contempt and did not surrender our charge./ <text:s/>We girded our loins with faith, and in the/ face of engines of torture did not waver. <text:s/>The/ promise of God infused into us superhuman/ vigor [Hebrew]. <text:s/>"I, the Lord change not, there-/fore ye children of Jacob are not consumed"/ <text:s/>The enemies of the truths which we have carried far/ and wide at </text:span>such a cost<text:span text:style-name="T3"> a terrible hazard[sic!], might combine their/ forces to annihilate us, but the assurance of/ our eternity and of a final acknowledgment/ of the principles we disseminated steeled our/ hearts and made of us heros[sic!]. <text:s/>Yes: the Lord/ will fling aside the covering cast over peoples,/ </text:span>writes Isaiah<text:span text:style-name="T3"> and the veil spread over all nations writes Isaiah, </text:span><text:soft-page-break/><text:span text:style-name="T3">then/ the tears shall be wiped from our eyes, and/</text:span></text:p>
      <text:p text:style-name="P8"><text:span text:style-name="T3"/></text:p>
      <text:p text:style-name="P8"><text:span text:style-name="T3">[Page 10]</text:span></text:p>
      <text:p text:style-name="P8"><text:span text:style-name="T3">the rebuke of </text:span>Jacob<text:span text:style-name="T3"> His people shall be taken away from/ the whole earth. <text:s/>When and how God's will/ shall be thoroughly consummated, we do not presume to/ answer. <text:s/>What mortal can be so arrogant as/ to think that he can </text:span>enter<text:span text:style-name="T3"> penetrate the secret counsel/ of the Almighty, and compel a revelation of/ the means <text:s/>by which the future shall crown/ the past. <text:s/>"My thoughts are not like your/ thoughts, nor my ways like your ways: Behold,/ as the rain cometh down and the snow from/ heaven, and returneth not thither, but watereth/ the earth, and maketh it bring forth and bud,/ that it may give seed to the sower, and bread/ to the eater, so shall be my word that goeth forth/ out of my mouth, saith the Lord, it shall not/ return unto me void, but it shall accomplish/ that which I please, and prosper him whom/ I have sent." <text:s/>The declarations of the Most/ High, should sustain our hopes, and the remem-/-brance of our mission should urge us on/ ever to act conformably with the </text:span>revealed Law, commandments<text:span text:style-name="T3"> charges received./</text:span></text:p>
      <text:p text:style-name="P8"><text:span text:style-name="T3"/></text:p>
      <text:p text:style-name="P8"><text:span text:style-name="T3">[Page 11]</text:span></text:p>
      <text:p text:style-name="P8"><text:span text:style-name="T3">Brethren, this day has been emphatically called/ by the Sages [Hebrew] "the great Sabbath," because/ it precedes the solemnization of an event which/ should interest the whole human race. <text:s/>And this/ great day which, for upward of three thousand years,/ has seen Israel at one time with manly steps,/ at others feebly, </text:span>because bent under a<text:span text:style-name="T3"> by reason of an oppressive burden, </text:span>of<text:span text:style-name="T3">/ </text:span>oppression<text:span text:style-name="T3">, but </text:span>still<text:span text:style-name="T3"> always proceeding towards the/ goal of his destination, is the monitor warning/ us never to falter, never cowardly to relinquish/ the God-given trust. <text:s/>The echo of the parting words/ of our last prophet resounds. <text:s/>[Hebrew] <text:s/>"Remember/ ye the Law of Moses my servant, whom I/ commanded in Horeb for all Israel statutes and/ ordinances." <text:s/>Heed the words and you will be eternized,/ cast them aside and you will be lost in gentilism./ <text:s/>But no: We have God's unalterable promise:/ "I, the Lord do not change, therefore ye child-/-ren of Jacob are not consumed." <text:s/>When we shall/ have passed away, the latest generations will gather/ their offspring round the family board on Passover night,/ and sing Hallelujahs to the ever living Redeemer of Israel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7-23T13:49:20.76</meta:creation-date>
    <meta:document-statistic meta:table-count="0" meta:image-count="0" meta:object-count="0" meta:page-count="5" meta:paragraph-count="86" meta:word-count="2095" meta:character-count="13133"/>
    <dc:date>2012-07-23T14:53:24.24</dc:date>
    <dc:creator>Penn Libraries</dc:creator>
    <meta:editing-duration>PT00H10M30S</meta:editing-duration>
    <meta:editing-cycles>1</meta:editing-cycles>
    <meta:generator>OpenOffice.org/3.2$Win32 OpenOffice.org_project/320m12$Build-9483</meta:generator>
  </office:meta>
</office:document-meta>
</file>